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Prix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string" calcext:value-type="string">
            <text:p>Adaptateur USB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Breadboard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Câble USB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>
          <table:table-cell office:value-type="string" calcext:value-type="string">
            <text:p>Résistanc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formula="of:=3.2*3"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14])" office:value-type="float" office:value="179.31" calcext:value-type="float">
            <text:p>179.31</text:p>
          </table:table-cell>
        </table:table-row>
        <table:table-row table:style-name="ro1">
          <table:table-cell office:value-type="string" calcext:value-type="string">
            <text:p>Prix d’un Kit</text:p>
          </table:table-cell>
          <table:table-cell table:formula="of:=[.B16]/25" office:value-type="float" office:value="7.1724" calcext:value-type="float">
            <text:p>7.1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31T15:14:23.157121317</meta:creation-date>
    <dc:date>2022-07-31T15:22:18.867080828</dc:date>
    <meta:editing-duration>PT7M56S</meta:editing-duration>
    <meta:editing-cycles>1</meta:editing-cycles>
    <meta:document-statistic meta:table-count="1" meta:cell-count="24" meta:object-count="0"/>
    <meta:generator>LibreOffice/7.0.1.2$MacOSX_X86_64 LibreOffice_project/7cbcfc562f6eb6708b5ff7d7397325de9e764452</meta:generator>
  </office:meta>
</office:document-meta>
</file>